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81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fo:wrap-option="wrap" style:direction="ltr"/>
      <style:text-properties fo:font-weight="normal" style:font-weight-asian="normal" style:font-weight-complex="normal"/>
    </style:style>
    <style:style style:name="ce2" style:family="table-cell" style:parent-style-name="Default">
      <style:map style:condition="cell-content()=1" style:apply-style-name="ConditionalStyle_5f_10" style:base-cell-address="Plan1.C3"/>
    </style:style>
    <style:style style:name="ce3" style:family="table-cell" style:parent-style-name="Default">
      <style:map style:condition="cell-content()=1" style:apply-style-name="ConditionalStyle_5f_10" style:base-cell-address="Plan1.C3"/>
    </style:style>
    <style:style style:name="ce4" style:family="table-cell" style:parent-style-name="Default">
      <style:map style:condition="cell-content()=1" style:apply-style-name="ConditionalStyle_5f_10" style:base-cell-address="Plan1.C3"/>
    </style:style>
    <style:style style:name="ce5" style:family="table-cell" style:parent-style-name="Default">
      <style:map style:condition="is-true-formula([.C20]=1)" style:apply-style-name="ConditionalStyle_5f_19" style:base-cell-address="Plan1.C20"/>
    </style:style>
    <style:style style:name="ce6" style:family="table-cell" style:parent-style-name="Default">
      <style:map style:condition="is-true-formula([.C20]=1)" style:apply-style-name="ConditionalStyle_5f_19" style:base-cell-address="Plan1.C20"/>
    </style:style>
    <style:style style:name="ce7" style:family="table-cell" style:parent-style-name="Default">
      <style:map style:condition="is-true-formula([.AW20]=1)" style:apply-style-name="ConditionalStyle_5f_18" style:base-cell-address="Plan1.AW2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3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1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9" table:style-name="ce2" office:value-type="float" office:value="0">
            <text:p>0</text:p>
          </table:table-cell>
          <table:table-cell table:number-columns-repeated="943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1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5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9" table:style-name="ce2" office:value-type="float" office:value="0">
            <text:p>0</text:p>
          </table:table-cell>
          <table:table-cell table:number-columns-repeated="943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1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9" table:style-name="ce2" office:value-type="float" office:value="0">
            <text:p>0</text:p>
          </table:table-cell>
          <table:table-cell table:number-columns-repeated="943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9" table:style-name="ce2" office:value-type="float" office:value="0">
            <text:p>0</text:p>
          </table:table-cell>
          <table:table-cell table:number-columns-repeated="5" table:style-name="ce2" office:value-type="float" office:value="1">
            <text:p>1</text:p>
          </table:table-cell>
          <table:table-cell table:number-columns-repeated="17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9" table:style-name="ce2" office:value-type="float" office:value="0">
            <text:p>0</text:p>
          </table:table-cell>
          <table:table-cell table:number-columns-repeated="943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9" table:style-name="ce2" office:value-type="float" office:value="0">
            <text:p>0</text:p>
          </table:table-cell>
          <table:table-cell table:number-columns-repeated="943"/>
        </table:table-row>
        <table:table-row table:style-name="ro2">
          <table:table-cell/>
          <table:table-cell office:value-type="float" office:value="6">
            <text:p>6</text:p>
          </table:table-cell>
          <table:table-cell table:number-columns-repeated="5"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6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4" table:style-name="ce2" office:value-type="float" office:value="1">
            <text:p>1</text:p>
          </table:table-cell>
          <table:table-cell table:number-columns-repeated="9" table:style-name="ce2" office:value-type="float" office:value="0">
            <text:p>0</text:p>
          </table:table-cell>
          <table:table-cell table:number-columns-repeated="943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9" table:style-name="ce2" office:value-type="float" office:value="0">
            <text:p>0</text:p>
          </table:table-cell>
          <table:table-cell table:number-columns-repeated="943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9" table:style-name="ce2" office:value-type="float" office:value="0">
            <text:p>0</text:p>
          </table:table-cell>
          <table:table-cell table:number-columns-repeated="943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9" table:style-name="ce2" office:value-type="float" office:value="0">
            <text:p>0</text:p>
          </table:table-cell>
          <table:table-cell table:number-columns-repeated="943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6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5" table:style-name="ce2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9" table:style-name="ce2" office:value-type="float" office:value="0">
            <text:p>0</text:p>
          </table:table-cell>
          <table:table-cell table:number-columns-repeated="943"/>
        </table:table-row>
        <table:table-row table:style-name="ro2">
          <table:table-cell table:number-columns-repeated="2"/>
          <table:table-cell table:style-name="ce3" table:number-columns-repeated="79"/>
          <table:table-cell table:number-columns-repeated="943"/>
        </table:table-row>
        <table:table-row table:style-name="ro2">
          <table:table-cell/>
          <table:table-cell table:style-name="ce1" office:value-type="string">
            <text:p>em decimal:</text:p>
          </table:table-cell>
          <table:table-cell table:style-name="ce4" table:formula="of:=[.C3]+[.C4]*2+[.C5]*4+[.C6]*8+[.C7]*16+[.C8]*32+[.C9]*64+[.C10]*128+[.C11]*256+[.C12]*512" office:value-type="float" office:value="1023">
            <text:p>1023</text:p>
          </table:table-cell>
          <table:table-cell table:style-name="ce4" table:formula="of:=[.D3]+[.D4]*2+[.D5]*4+[.D6]*8+[.D7]*16+[.D8]*32+[.D9]*64+[.D10]*128+[.D11]*256+[.D12]*512" office:value-type="float" office:value="32">
            <text:p>32</text:p>
          </table:table-cell>
          <table:table-cell table:style-name="ce4" table:formula="of:=[.E3]+[.E4]*2+[.E5]*4+[.E6]*8+[.E7]*16+[.E8]*32+[.E9]*64+[.E10]*128+[.E11]*256+[.E12]*512" office:value-type="float" office:value="32">
            <text:p>32</text:p>
          </table:table-cell>
          <table:table-cell table:style-name="ce4" table:formula="of:=[.F3]+[.F4]*2+[.F5]*4+[.F6]*8+[.F7]*16+[.F8]*32+[.F9]*64+[.F10]*128+[.F11]*256+[.F12]*512" office:value-type="float" office:value="32">
            <text:p>32</text:p>
          </table:table-cell>
          <table:table-cell table:style-name="ce4" table:formula="of:=[.G3]+[.G4]*2+[.G5]*4+[.G6]*8+[.G7]*16+[.G8]*32+[.G9]*64+[.G10]*128+[.G11]*256+[.G12]*512" office:value-type="float" office:value="1023">
            <text:p>1023</text:p>
          </table:table-cell>
          <table:table-cell table:style-name="ce4" table:formula="of:=[.H3]+[.H4]*2+[.H5]*4+[.H6]*8+[.H7]*16+[.H8]*32+[.H9]*64+[.H10]*128+[.H11]*256+[.H12]*512" office:value-type="float" office:value="0">
            <text:p>0</text:p>
          </table:table-cell>
          <table:table-cell table:style-name="ce4" table:formula="of:=[.I3]+[.I4]*2+[.I5]*4+[.I6]*8+[.I7]*16+[.I8]*32+[.I9]*64+[.I10]*128+[.I11]*256+[.I12]*512" office:value-type="float" office:value="400">
            <text:p>400</text:p>
          </table:table-cell>
          <table:table-cell table:style-name="ce4" table:formula="of:=[.J3]+[.J4]*2+[.J5]*4+[.J6]*8+[.J7]*16+[.J8]*32+[.J9]*64+[.J10]*128+[.J11]*256+[.J12]*512" office:value-type="float" office:value="592">
            <text:p>592</text:p>
          </table:table-cell>
          <table:table-cell table:style-name="ce4" table:formula="of:=[.K3]+[.K4]*2+[.K5]*4+[.K6]*8+[.K7]*16+[.K8]*32+[.K9]*64+[.K10]*128+[.K11]*256+[.K12]*512" office:value-type="float" office:value="592">
            <text:p>592</text:p>
          </table:table-cell>
          <table:table-cell table:style-name="ce4" table:formula="of:=[.L3]+[.L4]*2+[.L5]*4+[.L6]*8+[.L7]*16+[.L8]*32+[.L9]*64+[.L10]*128+[.L11]*256+[.L12]*512" office:value-type="float" office:value="480">
            <text:p>480</text:p>
          </table:table-cell>
          <table:table-cell table:style-name="ce4" table:formula="of:=[.M3]+[.M4]*2+[.M5]*4+[.M6]*8+[.M7]*16+[.M8]*32+[.M9]*64+[.M10]*128+[.M11]*256+[.M12]*512" office:value-type="float" office:value="512">
            <text:p>512</text:p>
          </table:table-cell>
          <table:table-cell table:style-name="ce4" table:formula="of:=[.N3]+[.N4]*2+[.N5]*4+[.N6]*8+[.N7]*16+[.N8]*32+[.N9]*64+[.N10]*128+[.N11]*256+[.N12]*512" office:value-type="float" office:value="0">
            <text:p>0</text:p>
          </table:table-cell>
          <table:table-cell table:style-name="ce4" table:formula="of:=[.O3]+[.O4]*2+[.O5]*4+[.O6]*8+[.O7]*16+[.O8]*32+[.O9]*64+[.O10]*128+[.O11]*256+[.O12]*512" office:value-type="float" office:value="480">
            <text:p>480</text:p>
          </table:table-cell>
          <table:table-cell table:style-name="ce4" table:formula="of:=[.P3]+[.P4]*2+[.P5]*4+[.P6]*8+[.P7]*16+[.P8]*32+[.P9]*64+[.P10]*128+[.P11]*256+[.P12]*512" office:value-type="float" office:value="528">
            <text:p>528</text:p>
          </table:table-cell>
          <table:table-cell table:style-name="ce4" table:formula="of:=[.Q3]+[.Q4]*2+[.Q5]*4+[.Q6]*8+[.Q7]*16+[.Q8]*32+[.Q9]*64+[.Q10]*128+[.Q11]*256+[.Q12]*512" office:value-type="float" office:value="528">
            <text:p>528</text:p>
          </table:table-cell>
          <table:table-cell table:style-name="ce4" table:formula="of:=[.R3]+[.R4]*2+[.R5]*4+[.R6]*8+[.R7]*16+[.R8]*32+[.R9]*64+[.R10]*128+[.R11]*256+[.R12]*512" office:value-type="float" office:value="288">
            <text:p>288</text:p>
          </table:table-cell>
          <table:table-cell table:style-name="ce4" table:formula="of:=[.S3]+[.S4]*2+[.S5]*4+[.S6]*8+[.S7]*16+[.S8]*32+[.S9]*64+[.S10]*128+[.S11]*256+[.S12]*512" office:value-type="float" office:value="0">
            <text:p>0</text:p>
          </table:table-cell>
          <table:table-cell table:style-name="ce4" table:formula="of:=[.T3]+[.T4]*2+[.T5]*4+[.T6]*8+[.T7]*16+[.T8]*32+[.T9]*64+[.T10]*128+[.T11]*256+[.T12]*512" office:value-type="float" office:value="1022">
            <text:p>1022</text:p>
          </table:table-cell>
          <table:table-cell table:style-name="ce4" table:formula="of:=[.U3]+[.U4]*2+[.U5]*4+[.U6]*8+[.U7]*16+[.U8]*32+[.U9]*64+[.U10]*128+[.U11]*256+[.U12]*512" office:value-type="float" office:value="64">
            <text:p>64</text:p>
          </table:table-cell>
          <table:table-cell table:style-name="ce4" table:formula="of:=[.V3]+[.V4]*2+[.V5]*4+[.V6]*8+[.V7]*16+[.V8]*32+[.V9]*64+[.V10]*128+[.V11]*256+[.V12]*512" office:value-type="float" office:value="176">
            <text:p>176</text:p>
          </table:table-cell>
          <table:table-cell table:style-name="ce4" table:formula="of:=[.W3]+[.W4]*2+[.W5]*4+[.W6]*8+[.W7]*16+[.W8]*32+[.W9]*64+[.W10]*128+[.W11]*256+[.W12]*512" office:value-type="float" office:value="768">
            <text:p>768</text:p>
          </table:table-cell>
          <table:table-cell table:style-name="ce4" table:formula="of:=[.X3]+[.X4]*2+[.X5]*4+[.X6]*8+[.X7]*16+[.X8]*32+[.X9]*64+[.X10]*128+[.X11]*256+[.X12]*512" office:value-type="float" office:value="0">
            <text:p>0</text:p>
          </table:table-cell>
          <table:table-cell table:style-name="ce4" table:formula="of:=[.Y3]+[.Y4]*2+[.Y5]*4+[.Y6]*8+[.Y7]*16+[.Y8]*32+[.Y9]*64+[.Y10]*128+[.Y11]*256+[.Y12]*512" office:value-type="float" office:value="400">
            <text:p>400</text:p>
          </table:table-cell>
          <table:table-cell table:style-name="ce4" table:formula="of:=[.Z3]+[.Z4]*2+[.Z5]*4+[.Z6]*8+[.Z7]*16+[.Z8]*32+[.Z9]*64+[.Z10]*128+[.Z11]*256+[.Z12]*512" office:value-type="float" office:value="592">
            <text:p>592</text:p>
          </table:table-cell>
          <table:table-cell table:style-name="ce4" table:formula="of:=[.AA3]+[.AA4]*2+[.AA5]*4+[.AA6]*8+[.AA7]*16+[.AA8]*32+[.AA9]*64+[.AA10]*128+[.AA11]*256+[.AA12]*512" office:value-type="float" office:value="592">
            <text:p>592</text:p>
          </table:table-cell>
          <table:table-cell table:style-name="ce4" table:formula="of:=[.AB3]+[.AB4]*2+[.AB5]*4+[.AB6]*8+[.AB7]*16+[.AB8]*32+[.AB9]*64+[.AB10]*128+[.AB11]*256+[.AB12]*512" office:value-type="float" office:value="480">
            <text:p>480</text:p>
          </table:table-cell>
          <table:table-cell table:style-name="ce4" table:formula="of:=[.AC3]+[.AC4]*2+[.AC5]*4+[.AC6]*8+[.AC7]*16+[.AC8]*32+[.AC9]*64+[.AC10]*128+[.AC11]*256+[.AC12]*512" office:value-type="float" office:value="512">
            <text:p>512</text:p>
          </table:table-cell>
          <table:table-cell table:style-name="ce4" table:formula="of:=[.AD3]+[.AD4]*2+[.AD5]*4+[.AD6]*8+[.AD7]*16+[.AD8]*32+[.AD9]*64+[.AD10]*128+[.AD11]*256+[.AD12]*512" office:value-type="float" office:value="8">
            <text:p>8</text:p>
          </table:table-cell>
          <table:table-cell table:style-name="ce4" table:formula="of:=[.AE3]+[.AE4]*2+[.AE5]*4+[.AE6]*8+[.AE7]*16+[.AE8]*32+[.AE9]*64+[.AE10]*128+[.AE11]*256+[.AE12]*512" office:value-type="float" office:value="8">
            <text:p>8</text:p>
          </table:table-cell>
          <table:table-cell table:style-name="ce4" table:formula="of:=[.AF3]+[.AF4]*2+[.AF5]*4+[.AF6]*8+[.AF7]*16+[.AF8]*32+[.AF9]*64+[.AF10]*128+[.AF11]*256+[.AF12]*512" office:value-type="float" office:value="1022">
            <text:p>1022</text:p>
          </table:table-cell>
          <table:table-cell table:style-name="ce4" table:formula="of:=[.AG3]+[.AG4]*2+[.AG5]*4+[.AG6]*8+[.AG7]*16+[.AG8]*32+[.AG9]*64+[.AG10]*128+[.AG11]*256+[.AG12]*512" office:value-type="float" office:value="520">
            <text:p>520</text:p>
          </table:table-cell>
          <table:table-cell table:style-name="ce4" table:formula="of:=[.AH3]+[.AH4]*2+[.AH5]*4+[.AH6]*8+[.AH7]*16+[.AH8]*32+[.AH9]*64+[.AH10]*128+[.AH11]*256+[.AH12]*512" office:value-type="float" office:value="520">
            <text:p>520</text:p>
          </table:table-cell>
          <table:table-cell table:style-name="ce4" table:formula="of:=[.AI3]+[.AI4]*2+[.AI5]*4+[.AI6]*8+[.AI7]*16+[.AI8]*32+[.AI9]*64+[.AI10]*128+[.AI11]*256+[.AI12]*512" office:value-type="float" office:value="0">
            <text:p>0</text:p>
          </table:table-cell>
          <table:table-cell table:style-name="ce4" table:formula="of:=[.AJ3]+[.AJ4]*2+[.AJ5]*4+[.AJ6]*8+[.AJ7]*16+[.AJ8]*32+[.AJ9]*64+[.AJ10]*128+[.AJ11]*256+[.AJ12]*512" office:value-type="float" office:value="448">
            <text:p>448</text:p>
          </table:table-cell>
          <table:table-cell table:style-name="ce4" table:formula="of:=[.AK3]+[.AK4]*2+[.AK5]*4+[.AK6]*8+[.AK7]*16+[.AK8]*32+[.AK9]*64+[.AK10]*128+[.AK11]*256+[.AK12]*512" office:value-type="float" office:value="544">
            <text:p>544</text:p>
          </table:table-cell>
          <table:table-cell table:style-name="ce4" table:formula="of:=[.AL3]+[.AL4]*2+[.AL5]*4+[.AL6]*8+[.AL7]*16+[.AL8]*32+[.AL9]*64+[.AL10]*128+[.AL11]*256+[.AL12]*512" office:value-type="float" office:value="544">
            <text:p>544</text:p>
          </table:table-cell>
          <table:table-cell table:style-name="ce4" table:formula="of:=[.AM3]+[.AM4]*2+[.AM5]*4+[.AM6]*8+[.AM7]*16+[.AM8]*32+[.AM9]*64+[.AM10]*128+[.AM11]*256+[.AM12]*512" office:value-type="float" office:value="448">
            <text:p>448</text:p>
          </table:table-cell>
          <table:table-cell table:style-name="ce4" table:formula="of:=[.AN3]+[.AN4]*2+[.AN5]*4+[.AN6]*8+[.AN7]*16+[.AN8]*32+[.AN9]*64+[.AN10]*128+[.AN11]*256+[.AN12]*512" office:value-type="float" office:value="0">
            <text:p>0</text:p>
          </table:table-cell>
          <table:table-cell table:style-name="ce4" table:formula="of:=[.AO3]+[.AO4]*2+[.AO5]*4+[.AO6]*8+[.AO7]*16+[.AO8]*32+[.AO9]*64+[.AO10]*128+[.AO11]*256+[.AO12]*512" office:value-type="float" office:value="1008">
            <text:p>1008</text:p>
          </table:table-cell>
          <table:table-cell table:style-name="ce4" table:formula="of:=[.AP3]+[.AP4]*2+[.AP5]*4+[.AP6]*8+[.AP7]*16+[.AP8]*32+[.AP9]*64+[.AP10]*128+[.AP11]*256+[.AP12]*512" office:value-type="float" office:value="32">
            <text:p>32</text:p>
          </table:table-cell>
          <table:table-cell table:style-name="ce4" table:formula="of:=[.AQ3]+[.AQ4]*2+[.AQ5]*4+[.AQ6]*8+[.AQ7]*16+[.AQ8]*32+[.AQ9]*64+[.AQ10]*128+[.AQ11]*256+[.AQ12]*512" office:value-type="float" office:value="32">
            <text:p>32</text:p>
          </table:table-cell>
          <table:table-cell table:style-name="ce4" table:formula="of:=[.AR3]+[.AR4]*2+[.AR5]*4+[.AR6]*8+[.AR7]*16+[.AR8]*32+[.AR9]*64+[.AR10]*128+[.AR11]*256+[.AR12]*512" office:value-type="float" office:value="960">
            <text:p>960</text:p>
          </table:table-cell>
          <table:table-cell table:style-name="ce4" table:formula="of:=[.AS3]+[.AS4]*2+[.AS5]*4+[.AS6]*8+[.AS7]*16+[.AS8]*32+[.AS9]*64+[.AS10]*128+[.AS11]*256+[.AS12]*512" office:value-type="float" office:value="0">
            <text:p>0</text:p>
          </table:table-cell>
          <table:table-cell table:style-name="ce4" table:formula="of:=[.AT3]+[.AT4]*2+[.AT5]*4+[.AT6]*8+[.AT7]*16+[.AT8]*32+[.AT9]*64+[.AT10]*128+[.AT11]*256+[.AT12]*512" office:value-type="float" office:value="0">
            <text:p>0</text:p>
          </table:table-cell>
          <table:table-cell table:style-name="ce4" table:formula="of:=[.AU3]+[.AU4]*2+[.AU5]*4+[.AU6]*8+[.AU7]*16+[.AU8]*32+[.AU9]*64+[.AU10]*128+[.AU11]*256+[.AU12]*512" office:value-type="float" office:value="900">
            <text:p>900</text:p>
          </table:table-cell>
          <table:table-cell table:style-name="ce4" table:formula="of:=[.AV3]+[.AV4]*2+[.AV5]*4+[.AV6]*8+[.AV7]*16+[.AV8]*32+[.AV9]*64+[.AV10]*128+[.AV11]*256+[.AV12]*512" office:value-type="float" office:value="578">
            <text:p>578</text:p>
          </table:table-cell>
          <table:table-cell table:style-name="ce4" table:formula="of:=[.AW3]+[.AW4]*2+[.AW5]*4+[.AW6]*8+[.AW7]*16+[.AW8]*32+[.AW9]*64+[.AW10]*128+[.AW11]*256+[.AW12]*512" office:value-type="float" office:value="577">
            <text:p>577</text:p>
          </table:table-cell>
          <table:table-cell table:style-name="ce4" table:formula="of:=[.AX3]+[.AX4]*2+[.AX5]*4+[.AX6]*8+[.AX7]*16+[.AX8]*32+[.AX9]*64+[.AX10]*128+[.AX11]*256+[.AX12]*512" office:value-type="float" office:value="545">
            <text:p>545</text:p>
          </table:table-cell>
          <table:table-cell table:style-name="ce4" table:formula="of:=[.AY3]+[.AY4]*2+[.AY5]*4+[.AY6]*8+[.AY7]*16+[.AY8]*32+[.AY9]*64+[.AY10]*128+[.AY11]*256+[.AY12]*512" office:value-type="float" office:value="546">
            <text:p>546</text:p>
          </table:table-cell>
          <table:table-cell table:style-name="ce4" table:formula="of:=[.AZ3]+[.AZ4]*2+[.AZ5]*4+[.AZ6]*8+[.AZ7]*16+[.AZ8]*32+[.AZ9]*64+[.AZ10]*128+[.AZ11]*256+[.AZ12]*512" office:value-type="float" office:value="540">
            <text:p>540</text:p>
          </table:table-cell>
          <table:table-cell table:style-name="ce4" table:formula="of:=[.BA3]+[.BA4]*2+[.BA5]*4+[.BA6]*8+[.BA7]*16+[.BA8]*32+[.BA9]*64+[.BA10]*128+[.BA11]*256+[.BA12]*512" office:value-type="float" office:value="0">
            <text:p>0</text:p>
          </table:table-cell>
          <table:table-cell table:style-name="ce4" table:formula="of:=[.BB3]+[.BB4]*2+[.BB5]*4+[.BB6]*8+[.BB7]*16+[.BB8]*32+[.BB9]*64+[.BB10]*128+[.BB11]*256+[.BB12]*512" office:value-type="float" office:value="0">
            <text:p>0</text:p>
          </table:table-cell>
          <table:table-cell table:style-name="ce4" table:formula="of:=[.BC3]+[.BC4]*2+[.BC5]*4+[.BC6]*8+[.BC7]*16+[.BC8]*32+[.BC9]*64+[.BC10]*128+[.BC11]*256+[.BC12]*512" office:value-type="float" office:value="508">
            <text:p>508</text:p>
          </table:table-cell>
          <table:table-cell table:style-name="ce4" table:formula="of:=[.BD3]+[.BD4]*2+[.BD5]*4+[.BD6]*8+[.BD7]*16+[.BD8]*32+[.BD9]*64+[.BD10]*128+[.BD11]*256+[.BD12]*512" office:value-type="float" office:value="514">
            <text:p>514</text:p>
          </table:table-cell>
          <table:table-cell table:style-name="ce4" table:formula="of:=[.BE3]+[.BE4]*2+[.BE5]*4+[.BE6]*8+[.BE7]*16+[.BE8]*32+[.BE9]*64+[.BE10]*128+[.BE11]*256+[.BE12]*512" office:value-type="float" office:value="514">
            <text:p>514</text:p>
          </table:table-cell>
          <table:table-cell table:style-name="ce4" table:formula="of:=[.BF3]+[.BF4]*2+[.BF5]*4+[.BF6]*8+[.BF7]*16+[.BF8]*32+[.BF9]*64+[.BF10]*128+[.BF11]*256+[.BF12]*512" office:value-type="float" office:value="514">
            <text:p>514</text:p>
          </table:table-cell>
          <table:table-cell table:style-name="ce4" table:formula="of:=[.BG3]+[.BG4]*2+[.BG5]*4+[.BG6]*8+[.BG7]*16+[.BG8]*32+[.BG9]*64+[.BG10]*128+[.BG11]*256+[.BG12]*512" office:value-type="float" office:value="508">
            <text:p>508</text:p>
          </table:table-cell>
          <table:table-cell table:style-name="ce4" table:formula="of:=[.BH3]+[.BH4]*2+[.BH5]*4+[.BH6]*8+[.BH7]*16+[.BH8]*32+[.BH9]*64+[.BH10]*128+[.BH11]*256+[.BH12]*512" office:value-type="float" office:value="0">
            <text:p>0</text:p>
          </table:table-cell>
          <table:table-cell table:style-name="ce4" table:formula="of:=[.BI3]+[.BI4]*2+[.BI5]*4+[.BI6]*8+[.BI7]*16+[.BI8]*32+[.BI9]*64+[.BI10]*128+[.BI11]*256+[.BI12]*512" office:value-type="float" office:value="0">
            <text:p>0</text:p>
          </table:table-cell>
          <table:table-cell table:style-name="ce4" table:formula="of:=[.BJ3]+[.BJ4]*2+[.BJ5]*4+[.BJ6]*8+[.BJ7]*16+[.BJ8]*32+[.BJ9]*64+[.BJ10]*128+[.BJ11]*256+[.BJ12]*512" office:value-type="float" office:value="520">
            <text:p>520</text:p>
          </table:table-cell>
          <table:table-cell table:style-name="ce4" table:formula="of:=[.BK3]+[.BK4]*2+[.BK5]*4+[.BK6]*8+[.BK7]*16+[.BK8]*32+[.BK9]*64+[.BK10]*128+[.BK11]*256+[.BK12]*512" office:value-type="float" office:value="516">
            <text:p>516</text:p>
          </table:table-cell>
          <table:table-cell table:style-name="ce4" table:formula="of:=[.BL3]+[.BL4]*2+[.BL5]*4+[.BL6]*8+[.BL7]*16+[.BL8]*32+[.BL9]*64+[.BL10]*128+[.BL11]*256+[.BL12]*512" office:value-type="float" office:value="1023">
            <text:p>1023</text:p>
          </table:table-cell>
          <table:table-cell table:style-name="ce4" table:formula="of:=[.BM3]+[.BM4]*2+[.BM5]*4+[.BM6]*8+[.BM7]*16+[.BM8]*32+[.BM9]*64+[.BM10]*128+[.BM11]*256+[.BM12]*512" office:value-type="float" office:value="512">
            <text:p>512</text:p>
          </table:table-cell>
          <table:table-cell table:style-name="ce4" table:formula="of:=[.BN3]+[.BN4]*2+[.BN5]*4+[.BN6]*8+[.BN7]*16+[.BN8]*32+[.BN9]*64+[.BN10]*128+[.BN11]*256+[.BN12]*512" office:value-type="float" office:value="512">
            <text:p>512</text:p>
          </table:table-cell>
          <table:table-cell table:style-name="ce4" table:formula="of:=[.BO3]+[.BO4]*2+[.BO5]*4+[.BO6]*8+[.BO7]*16+[.BO8]*32+[.BO9]*64+[.BO10]*128+[.BO11]*256+[.BO12]*512" office:value-type="float" office:value="0">
            <text:p>0</text:p>
          </table:table-cell>
          <table:table-cell table:style-name="ce4" table:formula="of:=[.BP3]+[.BP4]*2+[.BP5]*4+[.BP6]*8+[.BP7]*16+[.BP8]*32+[.BP9]*64+[.BP10]*128+[.BP11]*256+[.BP12]*512" office:value-type="float" office:value="31">
            <text:p>31</text:p>
          </table:table-cell>
          <table:table-cell table:style-name="ce4" table:formula="of:=[.BQ3]+[.BQ4]*2+[.BQ5]*4+[.BQ6]*8+[.BQ7]*16+[.BQ8]*32+[.BQ9]*64+[.BQ10]*128+[.BQ11]*256+[.BQ12]*512" office:value-type="float" office:value="32">
            <text:p>32</text:p>
          </table:table-cell>
          <table:table-cell table:style-name="ce4" table:formula="of:=[.BR3]+[.BR4]*2+[.BR5]*4+[.BR6]*8+[.BR7]*16+[.BR8]*32+[.BR9]*64+[.BR10]*128+[.BR11]*256+[.BR12]*512" office:value-type="float" office:value="32">
            <text:p>32</text:p>
          </table:table-cell>
          <table:table-cell table:style-name="ce4" table:formula="of:=[.BS3]+[.BS4]*2+[.BS5]*4+[.BS6]*8+[.BS7]*16+[.BS8]*32+[.BS9]*64+[.BS10]*128+[.BS11]*256+[.BS12]*512" office:value-type="float" office:value="32">
            <text:p>32</text:p>
          </table:table-cell>
          <table:table-cell table:style-name="ce4" table:formula="of:=[.BT3]+[.BT4]*2+[.BT5]*4+[.BT6]*8+[.BT7]*16+[.BT8]*32+[.BT9]*64+[.BT10]*128+[.BT11]*256+[.BT12]*512" office:value-type="float" office:value="1023">
            <text:p>1023</text:p>
          </table:table-cell>
          <table:table-cell table:style-name="ce4" table:formula="of:=[.BU3]+[.BU4]*2+[.BU5]*4+[.BU6]*8+[.BU7]*16+[.BU8]*32+[.BU9]*64+[.BU10]*128+[.BU11]*256+[.BU12]*512" office:value-type="float" office:value="0">
            <text:p>0</text:p>
          </table:table-cell>
          <table:table-cell table:style-name="ce4" table:formula="of:=[.BV3]+[.BV4]*2+[.BV5]*4+[.BV6]*8+[.BV7]*16+[.BV8]*32+[.BV9]*64+[.BV10]*128+[.BV11]*256+[.BV12]*512" office:value-type="float" office:value="0">
            <text:p>0</text:p>
          </table:table-cell>
          <table:table-cell table:style-name="ce4" table:formula="of:=[.BW3]+[.BW4]*2+[.BW5]*4+[.BW6]*8+[.BW7]*16+[.BW8]*32+[.BW9]*64+[.BW10]*128+[.BW11]*256+[.BW12]*512" office:value-type="float" office:value="0">
            <text:p>0</text:p>
          </table:table-cell>
          <table:table-cell table:style-name="ce4" table:formula="of:=[.BX3]+[.BX4]*2+[.BX5]*4+[.BX6]*8+[.BX7]*16+[.BX8]*32+[.BX9]*64+[.BX10]*128+[.BX11]*256+[.BX12]*512" office:value-type="float" office:value="0">
            <text:p>0</text:p>
          </table:table-cell>
          <table:table-cell table:style-name="ce4" table:formula="of:=[.BY3]+[.BY4]*2+[.BY5]*4+[.BY6]*8+[.BY7]*16+[.BY8]*32+[.BY9]*64+[.BY10]*128+[.BY11]*256+[.BY12]*512" office:value-type="float" office:value="0">
            <text:p>0</text:p>
          </table:table-cell>
          <table:table-cell table:style-name="ce4" table:formula="of:=[.BZ3]+[.BZ4]*2+[.BZ5]*4+[.BZ6]*8+[.BZ7]*16+[.BZ8]*32+[.BZ9]*64+[.BZ10]*128+[.BZ11]*256+[.BZ12]*512" office:value-type="float" office:value="0">
            <text:p>0</text:p>
          </table:table-cell>
          <table:table-cell table:style-name="ce4" table:formula="of:=[.CA3]+[.CA4]*2+[.CA5]*4+[.CA6]*8+[.CA7]*16+[.CA8]*32+[.CA9]*64+[.CA10]*128+[.CA11]*256+[.CA12]*512" office:value-type="float" office:value="0">
            <text:p>0</text:p>
          </table:table-cell>
          <table:table-cell table:style-name="ce4" table:formula="of:=[.CB3]+[.CB4]*2+[.CB5]*4+[.CB6]*8+[.CB7]*16+[.CB8]*32+[.CB9]*64+[.CB10]*128+[.CB11]*256+[.CB12]*512" office:value-type="float" office:value="0">
            <text:p>0</text:p>
          </table:table-cell>
          <table:table-cell table:style-name="ce4" table:formula="of:=[.CC3]+[.CC4]*2+[.CC5]*4+[.CC6]*8+[.CC7]*16+[.CC8]*32+[.CC9]*64+[.CC10]*128+[.CC11]*256+[.CC12]*512" office:value-type="float" office:value="0">
            <text:p>0</text:p>
          </table:table-cell>
          <table:table-cell table:number-columns-repeated="943"/>
        </table:table-row>
        <table:table-row table:style-name="ro2">
          <table:table-cell table:number-columns-repeated="4"/>
          <table:table-cell table:style-name="ce3" table:number-columns-repeated="77"/>
          <table:table-cell table:number-columns-repeated="943"/>
        </table:table-row>
        <table:table-row table:style-name="ro2" table:number-rows-repeated="2">
          <table:table-cell table:number-columns-repeated="2"/>
          <table:table-cell table:style-name="ce3" table:number-columns-repeated="79"/>
          <table:table-cell table:number-columns-repeated="94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number-columns-repeated="15"/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2" table:style-name="ce5" office:value-type="float" office:value="0">
            <text:p>0</text:p>
          </table:table-cell>
          <table:table-cell table:number-columns-repeated="25" table:style-name="ce7" office:value-type="float" office:value="0">
            <text:p>0</text:p>
          </table:table-cell>
          <table:table-cell table:number-columns-repeated="951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number-columns-repeated="15"/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6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5" table:style-name="ce7" office:value-type="float" office:value="0">
            <text:p>0</text:p>
          </table:table-cell>
          <table:table-cell table:number-columns-repeated="951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5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number-columns-repeated="15"/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5" table:style-name="ce7" office:value-type="float" office:value="0">
            <text:p>0</text:p>
          </table:table-cell>
          <table:table-cell table:number-columns-repeated="951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number-columns-repeated="6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6" table:number-columns-repeated="15"/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5" table:style-name="ce7" office:value-type="float" office:value="0">
            <text:p>0</text:p>
          </table:table-cell>
          <table:table-cell table:number-columns-repeated="951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6" table:number-columns-repeated="15"/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5" table:style-name="ce7" office:value-type="float" office:value="0">
            <text:p>0</text:p>
          </table:table-cell>
          <table:table-cell table:number-columns-repeated="951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number-columns-repeated="15"/>
          <table:table-cell table:style-name="ce5" office:value-type="float" office:value="0">
            <text:p>0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3" table:style-name="ce7" office:value-type="float" office:value="0">
            <text:p>0</text:p>
          </table:table-cell>
          <table:table-cell table:number-columns-repeated="951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6" table:number-columns-repeated="15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3" table:style-name="ce7" office:value-type="float" office:value="0">
            <text:p>0</text:p>
          </table:table-cell>
          <table:table-cell table:number-columns-repeated="951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6" table:number-columns-repeated="15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4" table:style-name="ce7" office:value-type="float" office:value="0">
            <text:p>0</text:p>
          </table:table-cell>
          <table:table-cell table:number-columns-repeated="951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number-columns-repeated="8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6" table:number-columns-repeated="15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2" table:style-name="ce7" office:value-type="float" office:value="0">
            <text:p>0</text:p>
          </table:table-cell>
          <table:table-cell table:number-columns-repeated="951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6"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6" table:number-columns-repeated="15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6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2" table:style-name="ce7" office:value-type="float" office:value="0">
            <text:p>0</text:p>
          </table:table-cell>
          <table:table-cell table:number-columns-repeated="951"/>
        </table:table-row>
        <table:table-row table:style-name="ro2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2" table:style-name="ta2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3" table:style-name="ta3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5109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9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10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2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3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pt" number:country="BR">
      <number:day/>
      <number:text>/</number:text>
      <number:month/>
      <number:text>/</number:text>
      <number:year number:style="long"/>
    </number:date-style>
    <number:date-style style:name="N5115" number:language="pt" number:country="BR">
      <number:day/>
      <number:text>/</number:text>
      <number:month number:textual="true"/>
      <number:text>/</number:text>
      <number:year/>
    </number:date-style>
    <number:date-style style:name="N5116" number:language="pt" number:country="BR">
      <number:day/>
      <number:text>/</number:text>
      <number:month number:textual="true"/>
    </number:date-style>
    <number:date-style style:name="N5117" number:language="pt" number:country="BR">
      <number:month number:textual="true"/>
      <number:text>/</number:text>
      <number:year/>
    </number:date-style>
    <number:time-style style:name="N5118" number:language="pt" number:country="BR">
      <number:hours/>
      <number:text>:</number:text>
      <number:minutes number:style="long"/>
      <number:text> </number:text>
      <number:am-pm/>
    </number:time-style>
    <number:time-style style:name="N5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2P0" style:volatile="true" number:language="pt" number:country="BR">
      <number:number number:decimal-places="0" number:min-integer-digits="1" number:grouping="true"/>
      <number:text> </number:text>
    </number:number-style>
    <number:number-style style:name="N5122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pt" number:country="BR">
      <number:number number:decimal-places="0" number:min-integer-digits="1" number:grouping="true"/>
      <number:text> </number:text>
    </number:number-style>
    <number:number-style style:name="N5123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pt" number:country="BR">
      <number:number number:decimal-places="2" number:min-integer-digits="1" number:grouping="true"/>
      <number:text> </number:text>
    </number:number-style>
    <number:number-style style:name="N5125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pt" number:country="BR">
      <number:number number:decimal-places="2" number:min-integer-digits="1" number:grouping="true"/>
      <number:text> </number:text>
    </number:number-style>
    <number:number-style style:name="N5126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9P0" style:volatile="true" number:language="pt" number:country="BR">
      <number:number number:decimal-places="0" number:min-integer-digits="1" number:grouping="true"/>
      <number:text> </number:text>
    </number:number-style>
    <number:number-style style:name="N5129P1" style:volatile="true" number:language="pt" number:country="BR">
      <number:text>(</number:text>
      <number:number number:decimal-places="0" number:min-integer-digits="1" number:grouping="true"/>
      <number:text>)</number:text>
    </number:number-style>
    <number:number-style style:name="N5129P2" style:volatile="true" number:language="pt" number:country="BR">
      <number:text>- </number:text>
    </number:number-style>
    <number:text-style style:name="N5129" number:language="pt" number:country="B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3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3P2" style:volatile="true" number:language="pt" number:country="BR">
      <number:text> R$ - </number:text>
    </number:number-style>
    <number:text-style style:name="N5133" number:language="pt" number:country="B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6P0" style:volatile="true" number:language="pt" number:country="BR">
      <number:number number:decimal-places="2" number:min-integer-digits="1" number:grouping="true"/>
      <number:text> </number:text>
    </number:number-style>
    <number:number-style style:name="N5136P1" style:volatile="true" number:language="pt" number:country="BR">
      <number:text>(</number:text>
      <number:number number:decimal-places="2" number:min-integer-digits="1" number:grouping="true"/>
      <number:text>)</number:text>
    </number:number-style>
    <number:number-style style:name="N5136P2" style:volatile="true" number:language="pt" number:country="BR">
      <number:text>-</number:text>
      <number:number number:decimal-places="0" number:min-integer-digits="0"/>
      <number:text> </number:text>
    </number:number-style>
    <number:text-style style:name="N5136" number:language="pt" number:country="BR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40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40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40" number:language="pt" number:country="BR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21" style:display-name="ConditionalStyle_21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000000"/>
      <style:text-properties fo:color="#ffffff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18" style:display-name="ConditionalStyle_18" style:family="table-cell" style:parent-style-name="Default">
      <style:table-cell-properties fo:background-color="#000000"/>
      <style:text-properties fo:color="#ffffff"/>
    </style:style>
    <style:style style:name="ConditionalStyle_5f_17" style:display-name="ConditionalStyle_17" style:family="table-cell" style:parent-style-name="Default">
      <style:table-cell-properties fo:background-color="#000000"/>
      <style:text-properties fo:color="#ffffff"/>
    </style:style>
    <style:style style:name="ConditionalStyle_5f_16" style:display-name="ConditionalStyle_16" style:family="table-cell" style:parent-style-name="Default">
      <style:table-cell-properties fo:background-color="#000000"/>
      <style:text-properties fo:color="#ffffff"/>
    </style:style>
    <style:style style:name="ConditionalStyle_5f_15" style:display-name="ConditionalStyle_15" style:family="table-cell" style:parent-style-name="Default">
      <style:table-cell-properties fo:background-color="#000000"/>
      <style:text-properties fo:color="#ffffff"/>
    </style:style>
    <style:style style:name="ConditionalStyle_5f_14" style:display-name="ConditionalStyle_14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000000"/>
      <style:text-properties fo:color="#ffffff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1" style:display-name="ConditionalStyle_11" style:family="table-cell" style:parent-style-name="Default">
      <style:table-cell-properties fo:background-color="#000000"/>
      <style:text-properties fo:color="#ffffff"/>
    </style:style>
    <style:style style:name="ConditionalStyle_5f_10" style:display-name="ConditionalStyle_10" style:family="table-cell" style:parent-style-name="Default">
      <style:table-cell-properties fo:background-color="#000000"/>
      <style:text-properties fo:color="#ffffff"/>
    </style:style>
    <style:style style:name="ConditionalStyle_5f_9" style:display-name="ConditionalStyle_9" style:family="table-cell" style:parent-style-name="Default">
      <style:table-cell-properties fo:background-color="#000000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000000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000000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00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ávio Santos</meta:initial-creator>
    <meta:creation-date>2014-08-09T01:44:53</meta:creation-date>
    <dc:date>2014-11-09T15:47:34</dc:date>
    <meta:generator>LibreOffice/3.5$Linux_X86_64 LibreOffice_project/350m1$Build-2</meta:generator>
    <meta:editing-duration>PT4M50S</meta:editing-duration>
    <meta:editing-cycles>3</meta:editing-cycles>
    <dc:creator>Otavio Santos</dc:creator>
    <meta:document-statistic meta:table-count="3" meta:cell-count="145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